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1.0283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2.4484in"/>
    </style:style>
    <style:style style:name="co9" style:family="table-column">
      <style:table-column-properties fo:break-before="auto" style:column-width="0.4492in"/>
    </style:style>
    <style:style style:name="co10" style:family="table-column">
      <style:table-column-properties fo:break-before="auto" style:column-width="0.5043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7008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7445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>
            <text:p>#bot_name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yspread</text:p>
          </table:table-cell>
          <table:table-cell table:style-name="ce1" table:number-columns-repeated="1005"/>
        </table:table-row>
        <table:table-row table:style-name="ro1">
          <table:table-cell office:value-type="string">
            <text:p>bot_blue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Assets/2D/Equipment/bot_blue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circle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ot_red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Assets/2D/Equipment/bot_red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rectangle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ot_gre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Assets/2D/Equipment/bot_green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o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Assets/2D/Equipment/bot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circle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3/25/2015</text:date>, <text:time>02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5T02:04:03.05</dc:date>
    <dc:creator>Wister </dc:creator>
    <meta:editing-duration>PT4M1S</meta:editing-duration>
    <meta:editing-cycles>6</meta:editing-cycles>
    <meta:document-statistic meta:table-count="1" meta:cell-count="95" meta:object-count="0"/>
  </office:meta>
</office:document-meta>
</file>